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ato" svg:font-family="Lato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 fo:margin-top="0.1388in" fo:margin-bottom="0.0416in" fo:line-height="150%" style:page-number="1"/>
    </style:style>
    <style:style style:name="T7" style:parent-style-name="DefaultParagraphFont" style:family="text">
      <style:text-properties style:font-name="Lato" style:font-name-asian="Lato" style:font-name-complex="Lato" fo:font-size="18pt" style:font-size-asian="18pt" style:font-size-complex="18pt"/>
    </style:style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T14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15" style:parent-style-name="Standard" style:family="paragraph"/>
    <style:style style:name="P16" style:parent-style-name="Standard" style:family="paragraph"/>
    <style:style style:name="T17" style:parent-style-name="DefaultParagraphFont" style:family="text">
      <style:text-properties fo:font-style="italic" style:font-style-asian="italic"/>
    </style:style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T2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T40" style:parent-style-name="DefaultParagraphFont" style:family="text">
      <style:text-properties fo:font-weight="bold" style:font-weight-asian="bold"/>
    </style:style>
    <style:style style:name="P41" style:parent-style-name="Standard" style:family="paragraph"/>
    <style:style style:name="T42" style:parent-style-name="DefaultParagraphFont" style:family="text">
      <style:text-properties fo:font-weight="bold" style:font-weight-asian="bold"/>
    </style:style>
    <style:style style:name="P43" style:parent-style-name="Standard" style:family="paragraph"/>
    <style:style style:name="P44" style:parent-style-name="Standard" style:family="paragraph"/>
    <style:style style:name="T45" style:parent-style-name="DefaultParagraphFont" style:family="text">
      <style:text-properties fo:font-weight="bold" style:font-weight-asian="bold"/>
    </style:style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T58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</office:automatic-styles>
  <office:body>
    <office:text text:use-soft-page-breaks="true">
      <text:h text:style-name="P1" text:outline-level="1"><text:bookmark-start text:name="_o6lmlielgmp4"/><text:bookmark-end text:name="_o6lmlielgmp4"/><text:span text:style-name="T7">Module 3: Critique a Layer</text:span></text:h>
      <text:h text:style-name="Heading2" text:outline-level="2"><text:bookmark-start text:name="_7hiyio2b95i"/><text:bookmark-end text:name="_7hiyio2b95i"/>Summary</text:h>
      <text:p text:style-name="Standard">This lesson focuses on bringing out foundational questions about how we use data for inquiry. In particular, the peer review instrument emphasizes questions of utility, scope and scale, and<text:s/>ethics. Group discussion is key for this module, as not all peer reviewers will fully cover all of these topics.</text:p>
      <text:p text:style-name="Standard">This module was designed to be entirely discussion-based. The instructor may choose to create slides with guiding questions for review/discussion, if helpful.</text:p>
      <text:h text:style-name="Heading2" text:outline-level="2"><text:bookmark-start text:name="_4n5pruf74jp"/><text:bookmark-end text:name="_4n5pruf74jp"/>Learning outcomes</text:h>
      <text:list text:style-name="WWNum3">
        <text:list-item text:start-value="1">
          <text:p text:style-name="P8">Identify and critique connection between goal and data proposed to achieve it</text:p>
        </text:list-item>
      </text:list>
      <text:list text:style-name="WWNum3" text:continue-numbering="true">
        <text:list-item>
          <text:p text:style-name="P9">Consider power structures, questions of identity, and possibility of harm in data collection</text:p>
        </text:list-item>
        <text:list-item>
          <text:p text:style-name="P10">Consider difficulties of data collection at scale and identify opportunities to make data collection more sustainable for large collections</text:p>
        </text:list-item>
        <text:list-item>
          <text:p text:style-name="P11">Make connections between concepts of ethics and data subjectivity from readings and learners’ own data collection efforts</text:p>
        </text:list-item>
        <text:list-item>
          <text:p text:style-name="P12">Reflect on their own Data Design Plans by exposure to their colleagues’ plans</text:p>
        </text:list-item>
      </text:list>
      <text:h text:style-name="Heading2" text:outline-level="2"><text:bookmark-start text:name="_12y76uekk6sk"/><text:bookmark-end text:name="_12y76uekk6sk"/>Lesson preparation for instructors</text:h>
      <text:list text:style-name="WWNum1" text:continue-numbering="true">
        <text:list-item>
          <text:list>
            <text:list-item>
              <text:p text:style-name="P13">Prepare<text:s/><text:a xlink:href="https://docs.google.com/document/d/1cjfXvmStKxdVlO2Xr4oudD35AsOqPlP467jONzb8tf0/edit?usp=sharing" office:target-frame-name="_top" xlink:show="replace"><text:span text:style-name="T14">Peer Review Sheet</text:span></text:a></text:p>
            </text:list-item>
            <text:list-item>
              <text:p text:style-name="P15">Decide how to facilitate discussion:</text:p>
              <text:list text:continue-numbering="true">
                <text:list-item>
                  <text:p text:style-name="P16">Do<text:s/>learners talk about their review of their partner’s plan, the peer feedback that they received, or both?<text:s/><text:span text:style-name="T17">Given sufficient time, we recommend both!</text:span></text:p>
                </text:list-item>
                <text:list-item>
                  <text:p text:style-name="P18">Will discussion occur in small, facilitated groups or as a class?</text:p>
                </text:list-item>
              </text:list>
            </text:list-item>
            <text:list-item>
              <text:p text:style-name="P19">Decide how to conduct revisions: does the instructor offer feedback and critique in addition to the outcome of the peer review process? Does the instructor review the peer reviews?</text:p>
            </text:list-item>
          </text:list>
        </text:list-item>
      </text:list>
      <text:h text:style-name="Heading2" text:outline-level="2"><text:bookmark-start text:name="_yw8k71xbnrrz"/><text:bookmark-end text:name="_yw8k71xbnrrz"/>Pre-session content for learners</text:h>
      <text:list text:style-name="WWNum1" text:continue-numbering="true">
        <text:list-item>
          <text:p text:style-name="P20">Learners have completed Data Design Plan from<text:s/><text:a xlink:href="https://docs.google.com/document/d/1HruPVpUnGCwj9sNayK9sgDrwqKp25lN4VmemKA3v5zc/edit?usp=sharing" office:target-frame-name="_top" xlink:show="replace"><text:span text:style-name="T21">Design a Layer</text:span></text:a><text:s/>module</text:p>
        </text:list-item>
      </text:list>
      <text:h text:style-name="Heading2" text:outline-level="2"><text:bookmark-start text:name="_u0jyogvgxcj4"/><text:bookmark-end text:name="_u0jyogvgxcj4"/><text:soft-page-break/>Lesson outline</text:h>
      <text:list text:style-name="WWNum1" text:continue-numbering="true">
        <text:list-item>
          <text:p text:style-name="P22">Presentation:</text:p>
          <text:list text:continue-numbering="true">
            <text:list-item>
              <text:p text:style-name="P23">Review of major principles of Data Design Plan</text:p>
              <text:list text:continue-numbering="true">
                <text:list-item>
                  <text:p text:style-name="P24">Proposed question</text:p>
                </text:list-item>
                <text:list-item>
                  <text:p text:style-name="P25">Proposed data</text:p>
                </text:list-item>
                <text:list-item>
                  <text:p text:style-name="P26">Uses of proposed data</text:p>
                </text:list-item>
                <text:list-item>
                  <text:p text:style-name="P27">Structure of proposed data</text:p>
                </text:list-item>
                <text:list-item>
                  <text:p text:style-name="P28">Challenges identified</text:p>
                </text:list-item>
              </text:list>
            </text:list-item>
            <text:list-item>
              <text:p text:style-name="P29">Introduction of the peer review mechanism</text:p>
              <text:list text:continue-numbering="true">
                <text:list-item>
                  <text:p text:style-name="P30">Why do peer review?</text:p>
                  <text:list text:continue-numbering="true">
                    <text:list-item>
                      <text:p text:style-name="P31">Identifying (some of) our own biases</text:p>
                    </text:list-item>
                    <text:list-item>
                      <text:p text:style-name="P32">Checking sense-making and logic</text:p>
                    </text:list-item>
                    <text:list-item>
                      <text:p text:style-name="P33">Identifying potential unanticipated challenges or problems</text:p>
                    </text:list-item>
                    <text:list-item>
                      <text:p text:style-name="P34">Gathering new perspectives and ideas</text:p>
                    </text:list-item>
                  </text:list>
                </text:list-item>
                <text:list-item>
                  <text:p text:style-name="P35">Go over<text:s/>peer reviewing norms. Feedback should be constructive, collegial, and specific.</text:p>
                </text:list-item>
              </text:list>
            </text:list-item>
            <text:list-item>
              <text:p text:style-name="P36">Review of peer review instrument</text:p>
              <text:list text:continue-numbering="true">
                <text:list-item>
                  <text:p text:style-name="P37">Clarify expectations about whether/when/how peer review sheets will be collected</text:p>
                </text:list-item>
                <text:list-item>
                  <text:p text:style-name="P38">Emphasize the following, and tie to previous<text:s/>readings:</text:p>
                  <text:list text:continue-numbering="true">
                    <text:list-item>
                      <text:p text:style-name="P39"><text:span text:style-name="T40">Scope, “answer-ability”</text:span>: Can the question asked be answered using only data from the collection items themselves?</text:p>
                    </text:list-item>
                    <text:list-item>
                      <text:p text:style-name="P41"><text:span text:style-name="T42">Purpose/“so what?”</text:span>: What is the purpose of the inquiry? What does asking this question allow you to learn or do?</text:p>
                      <text:list text:continue-numbering="true">
                        <text:list-item>
                          <text:p text:style-name="P43">e.g. enhance search for a particular question/audience, answer a question about the collection</text:p>
                        </text:list-item>
                      </text:list>
                    </text:list-item>
                    <text:list-item>
                      <text:p text:style-name="P44"><text:span text:style-name="T45">Humans behind the data</text:span>: Does the proposed data collection have the potential to harm, either individuals or by drawing conclusions that are misleading or<text:s/>inappropriately generalized?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6">Activity: Paired peer review</text:p>
        </text:list-item>
        <text:list-item>
          <text:p text:style-name="P47">Brief interruption &amp; reframing discussion</text:p>
          <text:list text:continue-numbering="true">
            <text:list-item>
              <text:p text:style-name="P48">Ask if any clarification is needed</text:p>
            </text:list-item>
            <text:list-item>
              <text:p text:style-name="P49">Emphasize questions of representation, power dynamics, &amp; harm</text:p>
            </text:list-item>
            <text:list-item>
              <text:p text:style-name="P50">Raise question of subjectivity (what is the level of interpretation required in entering data?)</text:p>
            </text:list-item>
            <text:list-item>
              <text:p text:style-name="P51">Emphasize that learners should explain rationale behind their critique (e.g. “I think the data would fit this question well because [specific reason]”)</text:p>
            </text:list-item>
            <text:list-item>
              <text:p text:style-name="P52">Instruct learners who have already finished to go back and add specific examples to each of their evaluations</text:p>
            </text:list-item>
            <text:list-item>
              <text:p text:style-name="P53">Re-emphasize the purpose/“so what?”: What research value and/or data enhancement potential does this plan offer? Does the data collection method stray from this purpose?</text:p>
            </text:list-item>
          </text:list>
        </text:list-item>
        <text:list-item>
          <text:p text:style-name="P54">Return to peer review activity</text:p>
        </text:list-item>
        <text:list-item>
          <text:p text:style-name="P55">Discussion:<text:s/>Peer review partners discuss feedback</text:p>
        </text:list-item>
        <text:list-item>
          <text:p text:style-name="P56">Discussion: Sharing results</text:p>
          <text:list text:continue-numbering="true">
            <text:list-item>
              <text:p text:style-name="P57">Instructor draws out emergent ideas from discussion, adds missing information/concepts, corrects misunderstandings</text:p>
            </text:list-item>
          </text:list>
        </text:list-item>
      </text:list>
      <text:h text:style-name="Heading2" text:outline-level="2"><text:bookmark-start text:name="_xmylcdenm8qw"/><text:bookmark-end text:name="_xmylcdenm8qw"/>Learner preparation for next module (<text:a xlink:href="https://docs.google.com/document/d/13ayF33yb8YRE9gLmFS0DtEOgVeGI0TduCLFSjcBhIaA/edit?usp=sharing" office:target-frame-name="_top" xlink:show="replace"><text:span text:style-name="T58">Module 4, Implement a Layer</text:span></text:a>)</text:h>
      <text:list text:style-name="WWNum2">
        <text:list-item>
          <text:p text:style-name="P59">Learners revise their Data Design Plans based on peer review and discussion</text:p>
        </text:list-item>
      </text:list>
      <text:h text:style-name="Heading2" text:outline-level="2"><text:bookmark-start text:name="_ighgqccmrv92"/><text:bookmark-end text:name="_ighgqccmrv92"/>Assessment</text:h>
      <text:list text:style-name="WWNum1" text:continue-numbering="true">
        <text:list-item>
          <text:p text:style-name="P60">Activity: Paired peer review</text:p>
          <text:list text:continue-numbering="true">
            <text:list-item>
              <text:p text:style-name="P61">Discussion demonstrates learner understanding of questions of purpose &amp; data fitness for answering proposed question (Learning Outcome 1)</text:p>
            </text:list-item>
            <text:list-item>
              <text:p text:style-name="P62">Discussion demonstrates learner understanding of questions of harm (Learning Outcome 2)</text:p>
            </text:list-item>
            <text:list-item>
              <text:p text:style-name="P63">Discussion demonstrates learner understanding of questions of feasibility (Learning Outcome 3)</text:p>
            </text:list-item>
            <text:list-item>
              <text:p text:style-name="P64">Discussion connects with previous readings about subjectivity and ethics (Learner Outcome 4)</text:p>
            </text:list-item>
          </text:list>
        </text:list-item>
        <text:list-item>
          <text:p text:style-name="P65">Review of revised Data Design Plans</text:p>
          <text:list text:continue-numbering="true">
            <text:list-item>
              <text:p text:style-name="P66">Plans demonstrate reflective revision based on feedback (Learning Outcome 5)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Lato" svg:font-family="Lato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style:font-name="Lato" style:font-name-asian="Lato" style:font-name-complex="Lato"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416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fo:font-weight="bold" style:font-weight-asian="bold" style:text-underline-type="none" style:text-underline-color="font-color"/>
    </style:style>
    <style:style style:name="ListLabel5" style:display-name="ListLabel 5" style:family="text">
      <style:text-properties fo:font-weight="bold" style:font-weight-asian="bold"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fo:font-weight="bold" style:font-weight-asian="bold" style:text-underline-type="none" style:text-underline-color="font-color"/>
    </style:style>
    <style:style style:name="WW_CharLFO1LVL5" style:family="text">
      <style:text-properties fo:font-weight="bold" style:font-weight-asian="bold"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 fo:line-height="100%"/>
    </style:style>
    <style:style style:name="T3" style:parent-style-name="DefaultParagraphFont" style:family="text">
      <style:text-properties fo:color="#999999"/>
    </style:style>
    <style:style style:name="P4" style:parent-style-name="Standard" style:family="paragraph">
      <style:paragraph-properties fo:text-align="end" fo:line-height="100%"/>
    </style:style>
    <style:style style:name="T5" style:parent-style-name="DefaultParagraphFont" style:family="text">
      <style:text-properties fo:color="#999999"/>
    </style:style>
    <style:style style:name="P6" style:parent-style-name="Standard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CaD@Pitt</text:span></text:p>
        <text:p text:style-name="P4"><text:span text:style-name="T5">2020 v1</text:span></text:p>
      </style:header>
      <style:footer>
        <text:p text:style-name="P6"><draw:frame draw:style-name="a0" draw:name="image1.png" text:anchor-type="as-char" svg:x="0in" svg:y="0in" svg:width="0.8335in" svg:height="0.1563in" style:rel-width="scale" style:rel-height="scale"><draw:image xlink:href="media/image1.png" xlink:type="simple" xlink:show="embed" xlink:actuate="onLoad"/><svg:title/><svg:desc>Creative Commons License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gap64</meta:initial-creator>
    <dc:creator>Phillips, Gesina A</dc:creator>
    <meta:creation-date>2020-08-31T16:31:00Z</meta:creation-date>
    <dc:date>2020-08-31T16:31:00Z</dc:date>
    <meta:template xlink:href="Normal.dotm" xlink:type="simple"/>
    <meta:editing-cycles>2</meta:editing-cycles>
    <meta:editing-duration>PT60S</meta:editing-duration>
    <meta:document-statistic meta:page-count="3" meta:paragraph-count="9" meta:word-count="710" meta:character-count="4752" meta:row-count="33" meta:non-whitespace-character-count="4051"/>
  </office:meta>
</office:document-meta>
</file>